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8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in"/>
      <style:text-properties fo:color="#666666"/>
    </style:style>
    <style:style style:name="ce1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333333" style:text-align-source="fix" style:repeat-content="false" fo:wrap-option="no-wrap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fo:color="#666666"/>
    </style:style>
    <style:style style:name="ce8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333333" style:text-align-source="fix" style:repeat-content="false" fo:wrap-option="no-wrap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3333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4" table:number-columns-repeated="1013" table:default-cell-style-name="ce1"/>
        <table:table-row table:style-name="ro1">
          <table:table-cell/>
          <table:table-cell table:formula="of:=SUM([.B3:.B199])" office:value-type="float" office:value="11" calcext:value-type="float">
            <text:p>11</text:p>
          </table:table-cell>
          <table:table-cell table:formula="of:=SUM([.C3:.C199])" office:value-type="float" office:value="9" calcext:value-type="float">
            <text:p>9</text:p>
          </table:table-cell>
          <table:table-cell table:formula="of:=SUM([.D3:.D199])" office:value-type="float" office:value="0" calcext:value-type="float">
            <text:p>0</text:p>
          </table:table-cell>
          <table:table-cell table:formula="of:=SUM([.E3:.E199]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te</text:p>
          </table:table-cell>
          <table:table-cell table:style-name="ce9" office:value-type="string" calcext:value-type="string">
            <text:p>Viewed</text:p>
          </table:table-cell>
          <table:table-cell table:style-name="ce9" office:value-type="string" calcext:value-type="string">
            <text:p>Mocked</text:p>
          </table:table-cell>
          <table:table-cell table:style-name="ce9" office:value-type="string" calcext:value-type="string">
            <text:p>Mocked r2</text:p>
          </table:table-cell>
          <table:table-cell table:style-name="ce9" office:value-type="string" calcext:value-type="string">
            <text:p>Follow-up</text:p>
          </table:table-cell>
          <table:table-cell table:style-name="ce9" office:value-type="string" calcext:value-type="string">
            <text:p>Q</text:p>
          </table:table-cell>
          <table:table-cell table:style-name="ce9" office:value-type="string" calcext:value-type="string">
            <text:p>Freq</text:p>
          </table:table-cell>
          <table:table-cell table:style-name="ce9" table:number-columns-repeated="5"/>
          <table:table-cell table:style-name="ce5" table:number-columns-repeated="1012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office:value-type="float" office:value="1249" calcext:value-type="float">
            <text:p>12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x2) 不用stack怎么做 / 不用extra memory做(output string不算的话)</text:p>
          </table:table-cell>
          <table:table-cell/>
          <table:table-cell table:style-name="ce3"/>
          <table:table-cell table:number-columns-repeated="1014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x2) input 是两个file path (originalPath, changePath) 输出 最后的path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x2) <text:a xlink:href="https://leetcode.com/discuss/interview-question/568482/facebook-phone-merge-3-sorted-arrays" xlink:type="simple">https://leetcode.com/discuss/interview-question/568482/facebook-phone-merge-3-sorted-arrays</text:a></text:p>
          </table:table-cell>
          <table:table-cell office:value-type="string" calcext:value-type="string">
            <text:p>变形 k sorted array, 有重复, 结果要去重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office:value-type="float" office:value="408" calcext:value-type="float">
            <text:p>408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没有除法</text:p>
          </table:table-cell>
          <table:table-cell office:value-type="string" calcext:value-type="string">
            <text:p>Lc 772</text:p>
          </table:table-cell>
          <table:table-cell table:style-name="ce3"/>
          <table:table-cell table:number-columns-repeated="101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5 + 680 + 12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number-columns-repeated="5"/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同时返回左右两边的view</text:p>
          </table:table-cell>
          <table:table-cell office:value-type="string" calcext:value-type="string">
            <text:p>One pass看到左右两边的view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table:style-name="ce8"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office:value-type="float" office:value="791" calcext:value-type="float">
            <text:p>79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5">
          <table:table-cell table:number-columns-repeated="5"/>
          <table:table-cell office:value-type="float" office:value="987" calcext:value-type="float">
            <text:p>9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用hash map之后sort了一下level key, 天竺大叔点了一下, 你sort key的话最糟糕是n log n, 能不能优化, 我就说记录一下lvl 的max和 min, 之后再按照level loop一下, 应该可以做到O(n)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office:value-type="float" office:value="1011" calcext:value-type="float">
            <text:p>10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4">
          <table:table-cell table:number-columns-repeated="5"/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改成相邻元素可以一样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office:value-type="float" office:value="636" calcext:value-type="float">
            <text:p>6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llow up: how to detect invalid begin/end time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office:value-type="float" office:value="921" calcext:value-type="float">
            <text:p>9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office:value-type="float" office:value="1539" calcext:value-type="float">
            <text:p>15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office:value-type="float" office:value="1644" calcext:value-type="float">
            <text:p>16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table:style-name="ce8"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table:style-name="ce8" office:value-type="float" office:value="1762" calcext:value-type="float">
            <text:p>17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4"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(1) space</text:p>
          </table:table-cell>
          <table:table-cell office:value-type="string" calcext:value-type="string">
            <text:p>从尾到头删除第k个node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5 + 680 + 1216 + 13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216" calcext:value-type="float">
            <text:p>12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4">
          <table:table-cell table:number-columns-repeated="5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只有小括号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office:value-type="float" office:value="31" calcext:value-type="float">
            <text:p>31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office:value-type="float" office:value="33" calcext:value-type="float">
            <text:p>33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4">
          <table:table-cell table:number-columns-repeated="5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只是返回count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4">
          <table:table-cell table:number-columns-repeated="5"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只能switch两个字母一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62" calcext:value-type="float">
            <text:p>6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91" calcext:value-type="float">
            <text:p>9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19" calcext:value-type="float">
            <text:p>119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29" calcext:value-type="float">
            <text:p>129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33" calcext:value-type="float">
            <text:p>13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39" calcext:value-type="float">
            <text:p>139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40" calcext:value-type="float">
            <text:p>140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不需要evict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157" calcext:value-type="float">
            <text:p>157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158" calcext:value-type="float">
            <text:p>158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163" calcext:value-type="float">
            <text:p>163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180" calcext:value-type="float">
            <text:p>180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207" calcext:value-type="float">
            <text:p>207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215" calcext:value-type="float">
            <text:p>215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215" calcext:value-type="float">
            <text:p>215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220" calcext:value-type="float">
            <text:p>220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4">
          <table:table-cell table:number-columns-repeated="5"/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没有括号的版本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inplace</text:p>
          </table:table-cell>
          <table:table-cell table:style-name="ce3"/>
          <table:table-cell table:number-columns-repeated="1015"/>
        </table:table-row>
        <table:table-row table:style-name="ro4">
          <table:table-cell table:number-columns-repeated="5"/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要求stack, no stack两种写法都要会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263" calcext:value-type="float">
            <text:p>263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266" calcext:value-type="float">
            <text:p>266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267" calcext:value-type="float">
            <text:p>267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286" calcext:value-type="float">
            <text:p>286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4">
          <table:table-cell table:number-columns-repeated="5"/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没说是consecutive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333" calcext:value-type="float">
            <text:p>333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346" calcext:value-type="float">
            <text:p>346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347" calcext:value-type="float">
            <text:p>347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380" calcext:value-type="float">
            <text:p>380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4">
          <table:table-cell table:number-columns-repeated="5"/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找最大的target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425" calcext:value-type="float">
            <text:p>425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426" calcext:value-type="float">
            <text:p>426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491" calcext:value-type="float">
            <text:p>491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503" calcext:value-type="float">
            <text:p>503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4">
          <table:table-cell table:style-name="ce6" office:value-type="string" calcext:value-type="string">
            <text:p>5 <text:s/>+ 516 + 131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516" calcext:value-type="float">
            <text:p>516</text:p>
          </table:table-cell>
          <table:table-cell table:style-name="ce10"/>
          <table:table-cell table:style-name="ce10" office:value-type="string" calcext:value-type="string">
            <text:p>可以改变顺序 (???)</text:p>
          </table:table-cell>
          <table:table-cell table:style-name="ce6"/>
          <table:table-cell table:style-name="ce10" table:number-columns-repeated="1015"/>
        </table:table-row>
        <table:table-row table:style-name="ro1">
          <table:table-cell table:number-columns-repeated="5"/>
          <table:table-cell office:value-type="float" office:value="523" calcext:value-type="float">
            <text:p>523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536" calcext:value-type="float">
            <text:p>536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543" calcext:value-type="float">
            <text:p>543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table:style-name="ce8" office:value-type="float" office:value="560" calcext:value-type="float">
            <text:p>560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567" calcext:value-type="float">
            <text:p>567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609" calcext:value-type="float">
            <text:p>609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layerwise maximum of binary tree</text:p>
          </table:table-cell>
          <table:table-cell table:style-name="ce3"/>
          <table:table-cell table:number-columns-repeated="1015"/>
        </table:table-row>
        <table:table-row table:style-name="ro4">
          <table:table-cell table:number-columns-repeated="5"/>
          <table:table-cell office:value-type="float" office:value="687" calcext:value-type="float">
            <text:p>687</text:p>
          </table:table-cell>
          <table:table-cell/>
          <table:table-cell office:value-type="string" calcext:value-type="string">
            <text:p>没有要求值一样, 只用求最长的路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708" calcext:value-type="float">
            <text:p>708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721" calcext:value-type="float">
            <text:p>721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735" calcext:value-type="float">
            <text:p>735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742" calcext:value-type="float">
            <text:p>742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827" calcext:value-type="float">
            <text:p>827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839" calcext:value-type="float">
            <text:p>839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939" calcext:value-type="float">
            <text:p>939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973" calcext:value-type="float">
            <text:p>973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1008" calcext:value-type="float">
            <text:p>1008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1036" calcext:value-type="float">
            <text:p>1036</text:p>
          </table:table-cell>
          <table:table-cell/>
          <table:table-cell office:value-type="string" calcext:value-type="string">
            <text:p>Facebook-phonevideo-find-cheese</text:p>
          </table:table-cell>
          <table:table-cell table:style-name="ce3"/>
          <table:table-cell table:number-columns-repeated="1015"/>
        </table:table-row>
        <table:table-row table:style-name="ro2">
          <table:table-cell table:number-columns-repeated="5"/>
          <table:table-cell office:value-type="float" office:value="1047" calcext:value-type="float">
            <text:p>1047</text:p>
          </table:table-cell>
          <table:table-cell/>
          <table:table-cell office:value-type="string" calcext:value-type="string">
            <text:p>重复移除所有连续的duplicates(可以是&gt;= 2个duplicates), 直到不能再移除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1123" calcext:value-type="float">
            <text:p>112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float" office:value="1239" calcext:value-type="float">
            <text:p>1239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329" calcext:value-type="float">
            <text:p>1329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428" calcext:value-type="float">
            <text:p>142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762" calcext:value-type="float">
            <text:p>176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891" calcext:value-type="float">
            <text:p>189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2193" calcext:value-type="float">
            <text:p>2193</text:p>
          </table:table-cell>
          <table:table-cell table:number-columns-repeated="1018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4" table:number-columns-repeated="1024" table:default-cell-style-name="ce4"/>
        <table:table-row table:style-name="ro4">
          <table:table-cell office:value-type="string" calcext:value-type="string">
            <text:p>01树, 父母的值等于儿女的值的and, 给一个儿女的node, 要求将0变1, 1变0, 然后一直更新到root. </text:p>
          </table:table-cell>
          <table:table-cell table:number-columns-repeated="2"/>
          <table:table-cell office:value-type="string" calcext:value-type="string">
            <text:p><text:a xlink:href="https://leetcode.com/discuss/interview-question/169334/facebook-phone-screen-sorted-iterator" xlink:type="simple">https://leetcode.com/discuss/interview-question/169334/facebook-phone-screen-sorted-iterator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imum-number-of-overlapping-intervals</text:p>
          </table:table-cell>
          <table:table-cell table:number-columns-repeated="2"/>
          <table:table-cell office:value-type="string" calcext:value-type="string">
            <text:p><text:a xlink:href="https://www.geeksforgeeks.org/maximum-number-of-overlapping-intervals/" xlink:type="simple">https://www.geeksforgeeks.org/maximum-number-of-overlapping-intervals/</text:a>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2:Sheet1.L102" table:display-filter-buttons="tru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14:19:44.1078005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20:45:38.332411298</meta:creation-date>
    <meta:generator>LibreOffice/6.4.7.2$Linux_X86_64 LibreOffice_project/40$Build-2</meta:generator>
    <dc:date>2022-04-08T15:08:26.391285182</dc:date>
    <meta:editing-duration>PT15H26M36S</meta:editing-duration>
    <meta:editing-cycles>68</meta:editing-cycles>
    <meta:document-statistic meta:table-count="2" meta:cell-count="199" meta:object-count="0"/>
  </office:meta>
</office:document-meta>
</file>